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T1" style:family="text">
      <style:text-properties style:font-name="Liberation 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e : modif. du code lors du passage de Delphia Prolog 1992 à SWI-Prolog</text:p>
      <text:p text:style-name="Standard"/>
      <text:p text:style-name="Standard">changement des noms .pro -&gt; .pll</text:p>
      <text:p text:style-name="Standard"/>
      <text:p text:style-name="P1">proge.pll</text:p>
      <text:list xml:id="list760388089" text:style-name="L2">
        <text:list-item>
          <text:p text:style-name="P2">ajout massif de dynamic</text:p>
        </text:list-item>
        <text:list-item>
          <text:p text:style-name="P2">ajout de list : list(X,X). (dans Delphia, les chaînes de car. étaient des objets particuliers et non des listes)</text:p>
        </text:list-item>
        <text:list-item>
          <text:p text:style-name="P2">ajout de loade</text:p>
        </text:list-item>
        <text:list-item>
          <text:p text:style-name="P2">directive run et roule à la fin.</text:p>
        </text:list-item>
      </text:list>
      <text:p text:style-name="Standard"/>
      <text:p text:style-name="P1">except.pll</text:p>
      <text:list xml:id="list1454112232" text:style-name="L3">
        <text:list-item>
          <text:p text:style-name="P3">ajout de la clause<text:line-break/><text:tab/><text:span text:style-name="T1">efface_config :- fe(_,_,_,_,_,_), efface_config.</text:span><text:line-break/>je pense que le bactracking était différent dans Delphia. Ici, il est plus conforme à ce qu'on attend, mais du coup, des prédicats échouent avec SWI alors qu'ils étaient relancés en Delphia (un peu comme s'il y avait un repeat avec un nombre fini de répéts.)</text:p>
        </text:list-item>
        <text:list-item>
          <text:p text:style-name="P3">chiens de garde dans gen_except</text:p>
        </text:list-item>
        <text:list-item>
          <text:p text:style-name="P3">bouclage sur les exercices avec des tangentes (en fait, avec des règles disjonctives, ici celle des bissectrices). Cause : reexamine_cas présentait un pb dans le cas « cas_par » et lançait assert_rel_part(Prem) avec Prem = variable, ce qui faisait boucler ce prédicat.</text:p>
        </text:list-item>
      </text:list>
      <text:p text:style-name="Standard"/>
      <text:p text:style-name="P1">moteur.pll</text:p>
      <text:list xml:id="list1189889342" text:style-name="L4">
        <text:list-item>
          <text:p text:style-name="P4">ajout temporaire d'un chien de garde dans essai_regle (2eme clause) –PS2012 <text:s/>pour lister les règles appliquées. Le bouclage dans l'exo8b ne provient pas de règles appliquées à l'infini (aucune règle n'est appliquée pendant le bouclage).</text:p>
        </text:list-item>
        <text:list-item>
          <text:p text:style-name="P4">la table tab_pas_act/3 qui gére la profondeur dans le raisonnement formel (je ne sais plus excatement comment) est sur-dimensionnée pour la mémoire de mon PC ou pour la mémoire que s'alloue SWI, la table a été tronqué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Schreck</meta:initial-creator>
    <meta:creation-date>2012-02-29T10:33:36</meta:creation-date>
    <dc:date>2012-02-29T22:31:46</dc:date>
    <dc:creator>Pascal Schreck</dc:creator>
    <meta:editing-duration>PT11H58M11S</meta:editing-duration>
    <meta:editing-cycles>4</meta:editing-cycles>
    <meta:generator>LibreOffice/3.4$Unix LibreOffice_project/340m1$Build-402</meta:generator>
    <meta:document-statistic meta:table-count="0" meta:image-count="0" meta:object-count="0" meta:page-count="1" meta:paragraph-count="14" meta:word-count="234" meta:character-count="1402" meta:non-whitespace-character-count="1185"/>
  </office:meta>
</office:document-meta>
</file>